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33-2014</text:p>
      <text:p text:style-name="P44"><text:span text:style-name="T5">Maturín, </text:span><text:span text:style-name="Fuente_20_de_20_párrafo_20_predeter."><text:span text:style-name="T3">23</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Juli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36-2014</text:span><text:span text:style-name="T14"> </text:span><text:span text:style-name="T8">DE FECHA 17-07-2014</text:span></text:p>
      <text:p text:style-name="P36"/>
      <text:p text:style-name="P29"><text:span text:style-name="T8">OBJETO: </text:span><text:span text:style-name="T9">Adquisición de estolas para la Coral de éste Órgano de Control Fisca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ODA Y TENDENCIA SHOP, C.A.<text:line-break/>- Oferta "B": QUIRIQUIRE ARTE Y PUBLICIDAD,C.A<text:line-break/>- Oferta "C": SERVICIOS SUMINISTROS ALTAMIRA,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ODA Y TENDENCIA SHOP, C.A.</text:span></text:p>
          </table:table-cell>
          <table:table-cell table:style-name="Tabla3.A3" office:value-type="string">
            <text:p text:style-name="P49">Oferta mas Economica<text:line-break/><text:line-break/>Monto oferta "A"</text:p>
          </table:table-cell>
          <table:table-cell table:style-name="Tabla3.A3" office:value-type="string">
            <text:p text:style-name="P49">16.8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QUIRIQUIRE ARTE Y PUBLICIDAD,C.A</text:span></text:p>
          </table:table-cell>
          <table:table-cell table:style-name="Tabla3.A3" office:value-type="string">
            <text:p text:style-name="P49">Oferta mas Economica<text:line-break/><text:line-break/>Monto oferta "B"</text:p>
          </table:table-cell>
          <table:table-cell table:style-name="Tabla3.A3" office:value-type="string">
            <text:p text:style-name="P49">16.8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SERVICIOS SUMINISTROS ALTAMIRA,C.A</text:span></text:p>
          </table:table-cell>
          <table:table-cell table:style-name="Tabla3.A3" office:value-type="string">
            <text:p text:style-name="P49">Oferta mas Economica<text:line-break/><text:line-break/>Monto oferta "C"</text:p>
          </table:table-cell>
          <table:table-cell table:style-name="Tabla3.A3" office:value-type="string">
            <text:p text:style-name="P49">16.800,00<text:line-break/><text:line-break/><text:line-break/>16.80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ODA Y TENDENCIA SHOP,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QUIRIQUIRE ARTE Y PUBLICIDAD,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SERVICIOS SUMINISTROS ALTAMIRA,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SERVICIOS Y SUMINISTROS ALTAMIRA, C.A, MODA Y TENDENCIA SHOP, C.A. y QUIRIQUIRE ARTE Y PUBLICIDAD, C.A, quienes cuentan con experiencia en todo lo relacionado con, de las cuales solo  SERVICIOS Y SUMINISTROS ALTAMIRA, C.A presento oferta, de igual manera se efectuó la revisión y análisis de la documentación contenida en el expediente administrativo, a la luz de la normativa legal vigente, esta Dirección concluye que en el caso bajo análisis, la empresa oferente cumple con las especificaciones técnicas establecidas en las invitaciones, ofreciendo calidad de servicio y tiempo de respuesta, es importante señalar que las otras dos empresas invitadas manifestaron no poseer materia prima para los renglones requeridos.</text:p>
      <text:p text:style-name="P32"/>
      <text:p text:style-name="P27"/>
      <text:p text:style-name="P12">RECOMENDACIÓN:</text:p>
      <text:p text:style-name="P17">En atención al estudio y análisis legal, técnico y financiero realizado a la oferta presentada por la empresa antes señalada, y que existe disponibilidad presupuestaria y financiera, ésta Unidad Contratante determinó que la empresa SERVICIOS Y SUMINISTROS ALTAMIRA, C.A califica como ganadora en el presente procedimiento de selección de contratistas, por ofrecer la única oferta económica acompañado de excelente calidad de servicio en el ramo fabricación y suministros de uniformes,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6-2014 para la Adquisición de estolas para la Coral de éste Órgano de Control Fiscal, a la empresa SERVICIOS Y SUMINISTROS ALTAMIRA, C.A, Rif  J-29640369-4, por un monto de BOLÍVARES DIECISÉIS MIL OCHOCIENTOS CON CERO CÉNTIMOS (Bs 16.800,00), incluye I.V.A, para los siguientes renglone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